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8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156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469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7]/[.M4]" office:value-type="percentage" office:value="601.840490797546" calcext:value-type="percentage">
            <text:p>60184%</text:p>
          </table:table-cell>
          <table:table-cell table:style-name="ce12" table:number-columns-repeated="101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9"/>
          <table:table-cell table:style-name="ce8"/>
          <table:table-cell table:style-name="ce9" table:formula="of:=AVERAGE([.E5:.J5])" office:value-type="float" office:value="0.318333333333333" calcext:value-type="float">
            <text:p>0.32</text:p>
          </table:table-cell>
          <table:table-cell table:style-name="ce10" table:formula="of:=[.$M$17]/[.M5]" office:value-type="percentage" office:value="51.3612565445026" calcext:value-type="percentage">
            <text:p>5136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tomic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table:formula="of:=0.106*5/6" office:value-type="float" office:value="0.0883333333333333" calcext:value-type="float">
            <text:p>0.09</text:p>
          </table:table-cell>
          <table:table-cell table:style-name="ce9" table:formula="of:=0.39*5/6" office:value-type="float" office:value="0.325" calcext:value-type="float">
            <text:p>0.33</text:p>
          </table:table-cell>
          <table:table-cell table:style-name="ce9" table:formula="of:=1.67*5/6" office:value-type="float" office:value="1.39166666666667" calcext:value-type="float">
            <text:p>1.39</text:p>
          </table:table-cell>
          <table:table-cell table:style-name="ce9" table:formula="of:=1.67*5/6*5/6" office:value-type="float" office:value="1.15972222222222" calcext:value-type="float">
            <text:p>1.16</text:p>
          </table:table-cell>
          <table:table-cell table:style-name="ce9" table:formula="of:=1.308" office:value-type="float" office:value="1.308" calcext:value-type="float">
            <text:p>1.31</text:p>
          </table:table-cell>
          <table:table-cell table:style-name="ce9" office:value-type="float" office:value="1.903" calcext:value-type="float">
            <text:p>1.90</text:p>
          </table:table-cell>
          <table:table-cell table:style-name="ce8" table:formula="of:=25.5/10" office:value-type="float" office:value="2.55" calcext:value-type="float">
            <text:p>2.55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6:.J6])" office:value-type="float" office:value="1.02928703703704" calcext:value-type="float">
            <text:p>1.03</text:p>
          </table:table-cell>
          <table:table-cell table:style-name="ce10" table:formula="of:=[.$M$17]/[.M6]" office:value-type="percentage" office:value="15.8847818068962" calcext:value-type="percentage">
            <text:p>1588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7:.J7])" office:value-type="float" office:value="2.04333333333333" calcext:value-type="float">
            <text:p>2.04</text:p>
          </table:table-cell>
          <table:table-cell table:style-name="ce10" table:formula="of:=[.$M$17]/[.M7]" office:value-type="percentage" office:value="8.00163132137031" calcext:value-type="percentage">
            <text:p>800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8:.J8])" office:value-type="float" office:value="7.26666666666667" calcext:value-type="float">
            <text:p>7.27</text:p>
          </table:table-cell>
          <table:table-cell table:style-name="ce10" table:formula="of:=[.$M$17]/[.M8]" office:value-type="percentage" office:value="2.25" calcext:value-type="percentage">
            <text:p>225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9:.J9])" office:value-type="float" office:value="7.75" calcext:value-type="float">
            <text:p>7.75</text:p>
          </table:table-cell>
          <table:table-cell table:style-name="ce10" table:formula="of:=[.$M$17]/[.M9]" office:value-type="percentage" office:value="2.10967741935484" calcext:value-type="percentage">
            <text:p>211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0:.J10])" office:value-type="float" office:value="10.5" calcext:value-type="float">
            <text:p>10.50</text:p>
          </table:table-cell>
          <table:table-cell table:style-name="ce10" table:formula="of:=[.$M$17]/[.M10]" office:value-type="percentage" office:value="1.55714285714286" calcext:value-type="percentage">
            <text:p>156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1:.J11])" office:value-type="float" office:value="10.6166666666667" calcext:value-type="float">
            <text:p>10.62</text:p>
          </table:table-cell>
          <table:table-cell table:style-name="ce10" table:formula="of:=[.$M$17]/[.M11]" office:value-type="percentage" office:value="1.54003139717425" calcext:value-type="percentage">
            <text:p>154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2:.J12])" office:value-type="float" office:value="10.9666666666667" calcext:value-type="float">
            <text:p>10.97</text:p>
          </table:table-cell>
          <table:table-cell table:style-name="ce10" table:formula="of:=[.$M$17]/[.M12]" office:value-type="percentage" office:value="1.49088145896657" calcext:value-type="percentage">
            <text:p>149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3:.J13])" office:value-type="float" office:value="18.65" calcext:value-type="float">
            <text:p>18.65</text:p>
          </table:table-cell>
          <table:table-cell table:style-name="ce10" table:formula="of:=[.$M$17]/[.M13]" office:value-type="percentage" office:value="0.876675603217158" calcext:value-type="percentage">
            <text:p>88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4:.J14])" office:value-type="float" office:value="19.9833333333333" calcext:value-type="float">
            <text:p>19.98</text:p>
          </table:table-cell>
          <table:table-cell table:style-name="ce10" table:formula="of:=[.$M$17]/[.M14]" office:value-type="percentage" office:value="0.818181818181818" calcext:value-type="percentage">
            <text:p>82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5:.J15])" office:value-type="float" office:value="21.3833333333333" calcext:value-type="float">
            <text:p>21.38</text:p>
          </table:table-cell>
          <table:table-cell table:style-name="ce10" table:formula="of:=[.$M$17]/[.M15]" office:value-type="percentage" office:value="0.764614185502728" calcext:value-type="percentage">
            <text:p>76%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style-name="ce11"/>
          <table:table-cell table:number-columns-repeated="1010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7:.J17])" office:value-type="float" office:value="16.35" calcext:value-type="float">
            <text:p>16.35</text:p>
          </table:table-cell>
          <table:table-cell table:style-name="ce10" table:formula="of:=[.M17]/[.M17]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1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9" style:display-name="Resul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0" style:display-name="Resul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2.836cm" fo:margin-left="0cm" fo:margin-right="0cm" fo:margin-bottom="2.448cm"/>
      </style:header-style>
      <style:footer-style>
        <style:header-footer-properties fo:min-height="2.836cm" fo:margin-left="0cm" fo:margin-right="0cm" fo:margin-top="2.448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09:24:04.103298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6</meta:editing-cycles>
    <meta:creation-date>2020-01-11T08:27:20</meta:creation-date>
    <dc:date>2020-12-11T09:37:23.786011591</dc:date>
    <meta:editing-duration>PT53M</meta:editing-duration>
    <meta:generator>LibreOffice/7.0.3.1$Linux_X86_64 LibreOffice_project/00$Build-1</meta:generator>
    <meta:document-statistic meta:table-count="1" meta:cell-count="1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